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4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sh_-_library_-_misc</text:p>
          </table:table-cell>
          <table:table-cell office:value-type="float" office:value="0.00251591000059" calcext:value-type="float">
            <text:p>0.00251591</text:p>
          </table:table-cell>
        </table:table-row>
        <table:table-row table:style-name="ro1">
          <table:table-cell office:value-type="string" calcext:value-type="string">
            <text:p>Bash_-_Command_History</text:p>
          </table:table-cell>
          <table:table-cell office:value-type="float" office:value="0.228428297209" calcext:value-type="float">
            <text:p>0.2284282972</text:p>
          </table:table-cell>
        </table:table-row>
        <table:table-row table:style-name="ro1">
          <table:table-cell office:value-type="string" calcext:value-type="string">
            <text:p>Bash_-_Suppo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_-_Arithmetic_Expres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line_-_Search</text:p>
          </table:table-cell>
          <table:table-cell office:value-type="float" office:value="0.588964975259" calcext:value-type="float">
            <text:p>0.5889649753</text:p>
          </table:table-cell>
        </table:table-row>
        <table:table-row table:style-name="ro1">
          <table:table-cell office:value-type="string" calcext:value-type="string">
            <text:p>Bash_-_Error_Handling</text:p>
          </table:table-cell>
          <table:table-cell office:value-type="float" office:value="0.0869211980226" calcext:value-type="float">
            <text:p>0.086921198</text:p>
          </table:table-cell>
        </table:table-row>
        <table:table-row table:style-name="ro1">
          <table:table-cell office:value-type="string" calcext:value-type="string">
            <text:p>Job_Control</text:p>
          </table:table-cell>
          <table:table-cell office:value-type="float" office:value="0.295572950104" calcext:value-type="float">
            <text:p>0.2955729501</text:p>
          </table:table-cell>
        </table:table-row>
        <table:table-row table:style-name="ro1">
          <table:table-cell office:value-type="string" calcext:value-type="string">
            <text:p>I/O_Handling</text:p>
          </table:table-cell>
          <table:table-cell office:value-type="float" office:value="0.0537033228632" calcext:value-type="float">
            <text:p>0.0537033229</text:p>
          </table:table-cell>
        </table:table-row>
        <table:table-row table:style-name="ro1">
          <table:table-cell office:value-type="string" calcext:value-type="string">
            <text:p>Bash_-_Builtins</text:p>
          </table:table-cell>
          <table:table-cell office:value-type="float" office:value="0.0738897494837" calcext:value-type="float">
            <text:p>0.0738897495</text:p>
          </table:table-cell>
        </table:table-row>
        <table:table-row table:style-name="ro1">
          <table:table-cell office:value-type="string" calcext:value-type="string">
            <text:p>Readline_-_Key_bindings</text:p>
          </table:table-cell>
          <table:table-cell office:value-type="float" office:value="0.349795895572" calcext:value-type="float">
            <text:p>0.3497958956</text:p>
          </table:table-cell>
        </table:table-row>
        <table:table-row table:style-name="ro1">
          <table:table-cell office:value-type="string" calcext:value-type="string">
            <text:p>Bash_-_general</text:p>
          </table:table-cell>
          <table:table-cell office:value-type="float" office:value="0.0405683560431" calcext:value-type="float">
            <text:p>0.040568356</text:p>
          </table:table-cell>
        </table:table-row>
        <table:table-row table:style-name="ro1">
          <table:table-cell office:value-type="string" calcext:value-type="string">
            <text:p>Bash_-_library_-_tilde_expansion</text:p>
          </table:table-cell>
          <table:table-cell office:value-type="float" office:value="0.119672512923" calcext:value-type="float">
            <text:p>0.1196725129</text:p>
          </table:table-cell>
        </table:table-row>
        <table:table-row table:style-name="ro1">
          <table:table-cell office:value-type="string" calcext:value-type="string">
            <text:p>Bash_-_library_-_pathname_expansion</text:p>
          </table:table-cell>
          <table:table-cell office:value-type="float" office:value="0.044668947999" calcext:value-type="float">
            <text:p>0.044668948</text:p>
          </table:table-cell>
        </table:table-row>
        <table:table-row table:style-name="ro1">
          <table:table-cell office:value-type="string" calcext:value-type="string">
            <text:p>Bash_-_conditional_comma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_-_Library</text:p>
          </table:table-cell>
          <table:table-cell office:value-type="float" office:value="0.0477517453387" calcext:value-type="float">
            <text:p>0.0477517453</text:p>
          </table:table-cell>
        </table:table-row>
        <table:table-row table:style-name="ro1">
          <table:table-cell office:value-type="string" calcext:value-type="string">
            <text:p>Bash_-_Library_-_memory_allocation</text:p>
          </table:table-cell>
          <table:table-cell office:value-type="float" office:value="0.0735484524158" calcext:value-type="float">
            <text:p>0.0735484524</text:p>
          </table:table-cell>
        </table:table-row>
        <table:table-row table:style-name="ro1">
          <table:table-cell office:value-type="string" calcext:value-type="string">
            <text:p>Bash_-_Command_structures_and_command_handling</text:p>
          </table:table-cell>
          <table:table-cell office:value-type="float" office:value="0.0803041929414" calcext:value-type="float">
            <text:p>0.0803041929</text:p>
          </table:table-cell>
        </table:table-row>
        <table:table-row table:style-name="ro1">
          <table:table-cell office:value-type="string" calcext:value-type="string">
            <text:p>Bash_-_readline_line_editing_support</text:p>
          </table:table-cell>
          <table:table-cell office:value-type="float" office:value="0.0501639614595" calcext:value-type="float">
            <text:p>0.0501639615</text:p>
          </table:table-cell>
        </table:table-row>
        <table:table-row table:style-name="ro1">
          <table:table-cell office:value-type="string" calcext:value-type="string">
            <text:p>Mail_Chec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_-_Version_Handling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hell_Initialization</text:p>
          </table:table-cell>
          <table:table-cell office:value-type="float" office:value="0.110167183529" calcext:value-type="float">
            <text:p>0.1101671835</text:p>
          </table:table-cell>
        </table:table-row>
        <table:table-row table:style-name="ro1">
          <table:table-cell office:value-type="string" calcext:value-type="string">
            <text:p>Bash_-_libc</text:p>
          </table:table-cell>
          <table:table-cell office:value-type="float" office:value="0.0304494092209" calcext:value-type="float">
            <text:p>0.0304494092</text:p>
          </table:table-cell>
        </table:table-row>
        <table:table-row table:style-name="ro1">
          <table:table-cell office:value-type="string" calcext:value-type="string">
            <text:p>Bash_-_Signal_Handling</text:p>
          </table:table-cell>
          <table:table-cell office:value-type="float" office:value="0.121553429728" calcext:value-type="float">
            <text:p>0.1215534297</text:p>
          </table:table-cell>
        </table:table-row>
        <table:table-row table:style-name="ro1">
          <table:table-cell office:value-type="string" calcext:value-type="string">
            <text:p>Completion_and_Expansion</text:p>
          </table:table-cell>
          <table:table-cell office:value-type="float" office:value="0.1224389136" calcext:value-type="float">
            <text:p>0.1224389136</text:p>
          </table:table-cell>
        </table:table-row>
        <table:table-row table:style-name="ro2">
          <table:table-cell/>
          <table:table-cell table:formula="of:=AVERAGE([.B1:.B24])" office:value-type="float" office:value="0.11337830848802" calcext:value-type="float">
            <text:p>0.1133783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2:07.080962531</dc:date>
    <dc:creator>Joshua Garcia</dc:creator>
    <meta:document-statistic meta:table-count="1" meta:cell-count="49" meta:object-count="0"/>
    <meta:generator>LibreOffice/4.1.2.3$Linux_X86_64 LibreOffice_project/410m0$Build-3</meta:generator>
  </office:meta>
</office:document-meta>
</file>